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s.getAttributes( Constructor constru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getAttribute( Collection attrs , Class attribute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butes.getParameterAttributes( Method method , int paramete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( Class clazz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ParameterAttribute( Method method , int parameter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ParameterAttributes( Method method , in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getAttributes( Class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getParameterAttribute( Method method , int paramete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ParameterAttribute( Constructor constructor , int paramete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( Field field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( Constructor constructor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Type( Collection attrs , Class attribut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s.getAttribute( Constructor constructo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ParameterAttributeType( Method method , int paramete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( Class clazz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ParameterAttribute( Constructor constructor , int parameter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Type( Class clazz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setAttributes( RuntimeAttributeRepository rep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s.getReturnAttribute( Method metho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CachedRepository( Class clazz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Attributes.hasReturnAttributeType( Method metho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( Collection attrs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ReturnAttributes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hasAttributeType( Method metho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s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getAttributes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getAttributes( Class clazz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ParameterAttributeType( Constructor constructor , int paramete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s( Constructor constructo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( Method method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ReturnAttribute( Method method , Object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s( Method metho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s( Collection attrs , Class attribute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s.getAttribute( Field fiel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ParameterAttributes( Constructor constructor , int paramete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ReturnAttributes( Method metho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( Method metho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Attributes( Field fiel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hasAttributeType( Field field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s.getParameterAttributes( Constructor constructor , int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s.hasAttributeType( Constructor constructor , Class attribut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